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e4d" officeooo:paragraph-rsid="00124e4d"/>
    </style:style>
    <style:style style:name="P2" style:family="paragraph" style:parent-style-name="Standard">
      <style:text-properties officeooo:rsid="001332fa" officeooo:paragraph-rsid="001332fa"/>
    </style:style>
    <style:style style:name="P3" style:family="paragraph" style:parent-style-name="Standard">
      <style:text-properties officeooo:rsid="001332fa" officeooo:paragraph-rsid="00148219"/>
    </style:style>
    <style:style style:name="P4" style:family="paragraph" style:parent-style-name="Standard">
      <style:text-properties officeooo:rsid="00148219" officeooo:paragraph-rsid="00148219"/>
    </style:style>
    <style:style style:name="P5" style:family="paragraph" style:parent-style-name="Header">
      <style:text-properties officeooo:rsid="00124e4d" officeooo:paragraph-rsid="00124e4d"/>
    </style:style>
    <style:style style:name="P6" style:family="paragraph" style:parent-style-name="Preformatted_20_Text">
      <style:text-properties fo:color="#000000" style:font-name="DejaVu Sans Mono" fo:font-size="11.3000001907349pt" fo:font-style="italic" officeooo:rsid="00148219" officeooo:paragraph-rsid="00148219"/>
    </style:style>
    <style:style style:name="T1" style:family="text">
      <style:text-properties officeooo:rsid="001332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32fa" style:font-weight-asian="bold" style:font-weight-complex="bold"/>
    </style:style>
    <style:style style:name="T4" style:family="text">
      <style:text-properties fo:font-weight="bold" officeooo:rsid="00148219" style:font-weight-asian="bold" style:font-weight-complex="bold"/>
    </style:style>
    <style:style style:name="T5" style:family="text">
      <style:text-properties officeooo:rsid="001482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Part 1:</text:p>
      <text:p text:style-name="P1">Que1.<text:span text:style-name="T5">) Code in part1Que1andQue2.py</text:span></text:p>
      <text:p text:style-name="P1"><text:s/><text:span text:style-name="T1">1.)</text:span><text:span text:style-name="T3">For stepsize = 0.0001 </text:span></text:p>
      <text:p text:style-name="P2"><text:s/>weight vector = [[0.15926872 0.86883319 0.01207877 0.95277955 0.07638897 0.70607346</text:p>
      <text:p text:style-name="P2"><text:s text:c="2"/>0.50586056 0.02169045 0.71666128 0.91473624 0.23018374 0.27750287]] </text:p>
      <text:p text:style-name="P2">2.)<text:span text:style-name="T4">For stepsize = 0.001</text:span></text:p>
      <text:p text:style-name="P4">w_train [[0.15437248 0.8098884 <text:s/>0.04045094 0.37086803 0.00253649 0.97119233</text:p>
      <text:p text:style-name="P4"><text:s text:c="2"/>0.94980446 0.86916483 0.96558469 0.16544478 0.44819129 0.28926478]]</text:p>
      <text:p text:style-name="P4">3.)<text:span text:style-name="T2">For stepsize = 0.01</text:span></text:p>
      <text:p text:style-name="P4">w_train [[0.65422491 0.09958058 0.20571504 0.87455464 0.39088354 0.25358412</text:p>
      <text:p text:style-name="P4"><text:s text:c="2"/>0.68054017 0.02762252 0.0652912 <text:s/>0.85858762 0.18717802 0.63684646]]</text:p>
      <text:p text:style-name="P4"/>
      <text:p text:style-name="P4">Que2.)Code in part1Que1andQue2.py</text:p>
      <text:p text:style-name="P4">1.)For stepsize = 0.0001</text:p>
      <text:p text:style-name="P3">MSE=0.4906158805694756 through cross-validation.</text:p>
      <text:p text:style-name="P4">2.)For stepsize = 0.001</text:p>
      <text:p text:style-name="P4">MSE is 0.3977520746212971 <text:s/><text:span text:style-name="T1">through cross-validation</text:span></text:p>
      <text:p text:style-name="P4">3.) For stepsize = 0.01</text:p>
      <text:p text:style-name="P4">MSE is 0.3040095038519309 <text:s/><text:span text:style-name="T1">through cross-validation</text:span></text:p>
      <text:p text:style-name="P4"/>
      <text:p text:style-name="P4">Que3.)Code in part1Que3.py</text:p>
      <text:p text:style-name="P6">MSE is 0.659665822743878</text:p>
      <text:p text:style-name="P4">with the stepsize of 0.0001.</text:p>
      <text:p text:style-name="P4"/>
      <text:p text:style-name="P4"/>
      <text:p text:style-name="P4">Part 2:</text:p>
      <text:p text:style-name="P4">Que4.) Code in part2Que1.py</text:p>
      <text:p text:style-name="P4"/>
      <text:p text:style-name="P4">Que5.) Code in part2Que2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4e4d" officeooo:paragraph-rsid="00124e4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hivang Soni <text:s text:c="82"/>SID:9156237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2:41:30.193987836</meta:creation-date>
    <dc:date>2018-04-30T23:12:28.734109164</dc:date>
    <meta:editing-duration>PT10M8S</meta:editing-duration>
    <meta:editing-cycles>1</meta:editing-cycles>
    <meta:document-statistic meta:table-count="0" meta:image-count="0" meta:object-count="0" meta:page-count="1" meta:paragraph-count="25" meta:word-count="112" meta:character-count="1054" meta:non-whitespace-character-count="871"/>
    <meta:generator>LibreOffice/5.1.6.2$Linux_X86_64 LibreOffice_project/10m0$Build-2</meta:generator>
  </office:meta>
</office:document-meta>
</file>